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6:51:00</meta:creation-date>
    <meta:generator>LibreOffice/6.3.3.2$Windows_X86_64 LibreOffice_project/a64200df03143b798afd1ec74a12ab50359878ed</meta:generator>
    <dc:title>Étude préalable - GraVTunes</dc:title>
    <meta:initial-creator>Jules</meta:initial-creator>
    <dc:date>2020-01-14T13:54:56.419000000</dc:date>
    <meta:editing-duration>PT22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